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092714" officeooo:paragraph-rsid="00092714"/>
    </style:style>
    <style:style style:name="P9" style:family="paragraph" style:parent-style-name="Table_20_Contents">
      <style:text-properties officeooo:rsid="0009848d" officeooo:paragraph-rsid="0009848d"/>
    </style:style>
    <style:style style:name="P10" style:family="paragraph" style:parent-style-name="Table_20_Contents">
      <style:text-properties officeooo:paragraph-rsid="0009848d"/>
    </style:style>
    <style:style style:name="P11" style:family="paragraph" style:parent-style-name="Table_20_Contents">
      <style:text-properties officeooo:rsid="000aed3f" officeooo:paragraph-rsid="000aed3f"/>
    </style:style>
    <style:style style:name="P12" style:family="paragraph" style:parent-style-name="Table_20_Contents">
      <style:text-properties officeooo:rsid="000c1298" officeooo:paragraph-rsid="000c1298"/>
    </style:style>
    <style:style style:name="P13" style:family="paragraph" style:parent-style-name="Table_20_Contents">
      <style:text-properties officeooo:rsid="000dc981" officeooo:paragraph-rsid="000dc981"/>
    </style:style>
    <style:style style:name="P14" style:family="paragraph" style:parent-style-name="Table_20_Contents">
      <style:text-properties officeooo:paragraph-rsid="000f57de"/>
    </style:style>
    <style:style style:name="P15" style:family="paragraph" style:parent-style-name="Table_20_Contents">
      <style:text-properties officeooo:paragraph-rsid="00119295"/>
    </style:style>
    <style:style style:name="P16" style:family="paragraph" style:parent-style-name="Table_20_Contents">
      <style:text-properties officeooo:rsid="00125a9d" officeooo:paragraph-rsid="00125a9d"/>
    </style:style>
    <style:style style:name="P17" style:family="paragraph" style:parent-style-name="Table_20_Contents">
      <style:text-properties officeooo:paragraph-rsid="00125a9d"/>
    </style:style>
    <style:style style:name="P18" style:family="paragraph" style:parent-style-name="Table_20_Contents">
      <style:text-properties officeooo:rsid="00136baa" officeooo:paragraph-rsid="00136baa"/>
    </style:style>
    <style:style style:name="P19" style:family="paragraph" style:parent-style-name="Table_20_Contents">
      <style:text-properties officeooo:rsid="00138e24" officeooo:paragraph-rsid="00138e24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848d"/>
    </style:style>
    <style:style style:name="T4" style:family="text">
      <style:text-properties officeooo:rsid="000f57de"/>
    </style:style>
    <style:style style:name="T5" style:family="text">
      <style:text-properties officeooo:rsid="00119295"/>
    </style:style>
    <style:style style:name="T6" style:family="text">
      <style:text-properties officeooo:rsid="00125a9d"/>
    </style:style>
    <style:style style:name="T7" style:family="text">
      <style:text-properties officeooo:rsid="00138e24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1. Herramientas de administración básica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9">Jose Antonio Ruiz Millan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cicado a la preparación de la sesión antes de asistir al laboratorio ha sido de <text:span text:style-name="T7">15</text:span>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actividad 1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8">#!/bin/bash</text:p>
            <text:p text:style-name="P18"/>
            <text:p text:style-name="P18">cp /fenix/depar/lsi/UML/*.gz /tmp/UML</text:p>
            <text:p text:style-name="P18">gunzip /tmp/UML/*.gz</text:p>
            <text:p text:style-name="P18">cd /tmp/UML</text:p>
            <text:p text:style-name="P18">./kernel32-3.0.4 ubda=./Fedora14-x86-root_fs mem=1024m</text:p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1.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8">Adduser pepe –&gt; Creamos un usuario con la informacion predeterminada</text:p>
            <text:p text:style-name="P8">adduser juan --home /home/juanito –&gt; Crea el usuario juan con la carpeta juanito como home </text:p>
            <text:p text:style-name="P10"><text:span text:style-name="T3">adduser marina --uid 1225 → Crea al usuario marina con UID = 1225 si no existe, si ya existe, falla.</text:span></text:p>
            <text:p text:style-name="P10"/>
            <text:p text:style-name="P9">userdel pepe → Elimina al usuario tanto de /etc/passwd como al grupo en /etc/group y por lo consiguiente tambien lo borra de /etc/shadow. No obstante su directorio principal sigue apareciendo en /home</text:p>
            <text:p text:style-name="P12">userdel -r marina → Elimina la misma informacion que en anterior pero eliminando tambien los archivos del sistema de este usuario con su HOME</text:p>
            <text:p text:style-name="P9"/>
            <text:p text:style-name="P11">Los usuarios nuevos tiene el HOME vacio, ya que /etc/skel no contiene nada. En el caso de que /etc/skel tuviese informacion, los drectorios HOME de los nuevos usuarios contendrian una copia de /etc/skel</text:p>
          </table:table-cell>
        </table:table-row>
      </table:table>
      <text:p text:style-name="Standard"/>
      <text:p text:style-name="Standard">Mi solución a la <text:span text:style-name="T2">actividad 1.6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3">Addgroup prueba → Creamos un grupo llamado prueba</text:p>
            <text:p text:style-name="P13">addgroup jose prueba → Añadimos al usuario jose al grupo prueba</text:p>
            <text:p text:style-name="P13">addgroup base --gid 1222 → Creamos un grupo base con GID 1222</text:p>
            <text:p text:style-name="P13">addgroup marina base → Añadimos <text:span text:style-name="T4">marina al grupo base</text:span></text:p>
            <text:p text:style-name="P13"/>
            <text:p text:style-name="P14"><text:span text:style-name="T4">Al ejecutar id vemos el ID del usuario root junto al ID de los grupos a los que pertenece</text:span></text:p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ext:p text:style-name="Standard">Mi solución a la <text:span text:style-name="T2">actividad 1.8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5"><text:span text:style-name="T5">En el directorio personal de root que es /root</text:span></text:p>
          </table:table-cell>
        </table:table-row>
      </table:table>
      <text:p text:style-name="Standard"/>
      <text:p text:style-name="Standard">Mi solución a la <text:span text:style-name="T2">actividad 1.10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6">Contiene las particiones que van a ser montadas en el arranque del sistema.</text:p>
            <text:p text:style-name="P17"><text:span text:style-name="T6">En primer luegar encontramos el UUID de la particion a montar seguida de la direccion absoluta donde se va a montar, seguido del formato de la particion, seguido de opciones de configuracion como si va a ser de lectura y escritura o de solo lectura, etc.. .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92</meta:editing-cycles>
    <meta:creation-date>2011-10-05T09:46:35.67</meta:creation-date>
    <meta:editing-duration>PT21H52M3S</meta:editing-duration>
    <meta:generator>LibreOffice/5.1.4.2$Linux_X86_64 LibreOffice_project/10m0$Build-2</meta:generator>
    <dc:date>2016-11-29T17:19:05.555202568</dc:date>
    <meta:print-date>2011-10-06T10:39:21.37</meta:print-date>
    <meta:document-statistic meta:table-count="11" meta:image-count="1" meta:object-count="0" meta:page-count="3" meta:paragraph-count="37" meta:word-count="431" meta:character-count="2567" meta:non-whitespace-character-count="2165"/>
    <meta:user-defined meta:name="Información 1"/>
    <meta:user-defined meta:name="Información 2"/>
    <meta:user-defined meta:name="Información 3"/>
    <meta:user-defined meta:name="Información 4"/>
  </office:meta>
</office:document-meta>
</file>